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éfinition de programme : c'est une suite d'instruction ou l'ensemble d'ordre à la machine .</text:p>
      <text:p text:style-name="Standard">le compilateur :le compilateur pend le fichier source et il les traduit en exécutable </text:p>
      <text:p text:style-name="Standard">définition de l’exécuta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ssiba derrouiche</meta:initial-creator>
    <meta:creation-date>2018-08-30T17:19:03.27</meta:creation-date>
    <meta:document-statistic meta:table-count="0" meta:image-count="0" meta:object-count="0" meta:page-count="1" meta:paragraph-count="3" meta:word-count="32" meta:character-count="205"/>
    <dc:date>2018-08-30T17:55:07.15</dc:date>
    <dc:creator>hassiba derrouiche</dc:creator>
    <meta:editing-duration>PT5M33S</meta:editing-duration>
    <meta:editing-cycles>1</meta:editing-cycles>
    <meta:generator>OpenOffice/4.1.4$Win32 OpenOffice.org_project/414m5$Build-9788</meta:generator>
  </office:meta>
</office:document-meta>
</file>